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99cccc"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DejaVu Sans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ce9"/>
        <table:table-column table:style-name="co2" table:default-cell-style-name="ce11"/>
        <table:table-column table:style-name="co1" table:number-columns-repeated="3" table:default-cell-style-name="ce9"/>
        <table:table-column table:style-name="co3" table:default-cell-style-name="ce14"/>
        <table:table-column table:style-name="co4" table:default-cell-style-name="ce9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his table shows the different cases when comparing 2 tasks by their dates/times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3"/>
          <table:table-cell table:style-name="ce10" table:number-columns-repeated="3"/>
          <table:table-cell table:style-name="ce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very task can individually have the following 5 states: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2" office:value-type="string" calcext:value-type="string">
            <text:p>Comparation Results (when comparing A with B):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1. Task has no date/time.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3" office:value-type="string" calcext:value-type="string">
            <text:p>0 → A and B are equals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2. Task has When date/time.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3" office:value-type="string" calcext:value-type="string">
            <text:p>&lt; 0 → A is lower that B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3. Task has Start date/time.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3" office:value-type="string" calcext:value-type="string">
            <text:p>&gt; 0 → A is greater than B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 office:value-type="string" calcext:value-type="string">
            <text:p>4. Task has Deadline date/time.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5. Task has Start and Deadline dates/times.</text:p>
          </table:table-cell>
          <table:table-cell table:style-name="ce3"/>
          <table:table-cell table:style-name="ce10" table:number-columns-repeated="3"/>
          <table:table-cell table:style-name="ce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 table:number-columns-repeated="3"/>
          <table:table-cell table:style-name="ce3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Case</text:p>
          </table:table-cell>
          <table:table-cell table:style-name="ce4" office:value-type="string" calcext:value-type="string" table:number-columns-spanned="3" table:number-rows-spanned="1">
            <text:p>Task A</text:p>
          </table:table-cell>
          <table:covered-table-cell table:number-columns-repeated="2" table:style-name="ce5"/>
          <table:table-cell table:style-name="ce5"/>
          <table:table-cell table:style-name="ce4" office:value-type="string" calcext:value-type="string" table:number-columns-spanned="3" table:number-rows-spanned="1">
            <text:p>Task B</text:p>
          </table:table-cell>
          <table:covered-table-cell table:number-columns-repeated="2" table:style-name="ce5"/>
          <table:table-cell table:style-name="ce15"/>
          <table:table-cell table:style-name="ce4" office:value-type="string" calcext:value-type="string" table:number-columns-spanned="1" table:number-rows-spanned="2">
            <text:p>Comparation Result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style-name="ce5"/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style-name="ce15"/>
          <table:covered-table-cell table:style-name="ce7"/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7"/>
          <table:table-cell table:number-columns-repeated="3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ID – B_ID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7"/>
          <table:table-cell table:number-columns-repeated="3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-1 if A_When &lt; Now. Otherwise 1.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7"/>
          <table:table-cell table:number-columns-repeated="3" table:style-name="ce6" office:value-type="string" calcext:value-type="string">
            <text:p>null</text:p>
          </table:table-cell>
          <table:table-cell table:style-name="ce15"/>
          <table:table-cell table:style-name="ce16" office:value-type="string" calcext:value-type="string">
            <text:p>-1 if A_Start &lt; Now. Otherwise 1.</text:p>
          </table:table-cell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number-columns-repeated="3" table:style-name="ce6" office:value-type="string" calcext:value-type="string">
            <text:p>null</text:p>
          </table:table-cell>
          <table:table-cell table:style-name="ce15"/>
          <table:table-cell table:style-name="ce16" office:value-type="string" calcext:value-type="string">
            <text:p>-1 if A_Deadline &lt; Now. Otherwise 1.</text:p>
          </table:table-cell>
          <table:table-cell table:number-columns-repeated="10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number-columns-repeated="3" table:style-name="ce6" office:value-type="string" calcext:value-type="string">
            <text:p>null</text:p>
          </table:table-cell>
          <table:table-cell table:style-name="ce15"/>
          <table:table-cell table:style-name="ce16" office:value-type="string" calcext:value-type="string">
            <text:p>-1 if A_Start &lt; Now. Otherwise 1.</text:p>
          </table:table-cell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8" table:number-columns-repeated="3"/>
          <table:table-cell table:style-name="ce17" table:number-columns-repeated="101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1 if B_When &lt; Now. Otherwise -1</text:p>
          </table:table-cell>
          <table:table-cell table:number-columns-repeated="101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When – B_When</text:p>
          </table:table-cell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Start – B_When</text:p>
          </table:table-cell>
          <table:table-cell table:number-columns-repeated="10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Deadline – B_When</text:p>
          </table:table-cell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Start – B_When</text:p>
          </table:table-cell>
          <table:table-cell table:number-columns-repeated="1014"/>
        </table:table-row>
        <table:table-row table:style-name="ro1">
          <table:table-cell table:style-name="ce7" table:number-columns-repeated="8"/>
          <table:table-cell table:style-name="ce15"/>
          <table:table-cell table:style-name="ce7"/>
          <table:table-cell table:style-name="ce17"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15"/>
          <table:table-cell table:style-name="ce16" office:value-type="string" calcext:value-type="string">
            <text:p>1 if B_Start &lt; Now. Otherwise -1</text:p>
          </table:table-cell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When –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Start –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Deadline -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15"/>
          <table:table-cell table:style-name="ce6" office:value-type="string" calcext:value-type="string">
            <text:p>A_Start – B_Start</text:p>
          </table:table-cell>
          <table:table-cell table:number-columns-repeated="1014"/>
        </table:table-row>
        <table:table-row table:style-name="ro1">
          <table:table-cell table:style-name="ce7" table:number-columns-repeated="8"/>
          <table:table-cell table:style-name="ce15"/>
          <table:table-cell table:style-name="ce7"/>
          <table:table-cell table:style-name="ce17" table:number-columns-repeated="10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7"/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1 if B_Deadline &lt; Now. Otherwise -1</text:p>
          </table:table-cell>
          <table:table-cell table:number-columns-repeated="101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7"/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When – B_Deadline</text:p>
          </table:table-cell>
          <table:table-cell table:number-columns-repeated="101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7"/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A_Start – B_Deadline</text:p>
          </table:table-cell>
          <table:table-cell table:number-columns-repeated="101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Deadline – B_Deadline</text:p>
          </table:table-cell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A_Start – B_Deadline</text:p>
          </table:table-cell>
          <table:table-cell table:number-columns-repeated="1014"/>
        </table:table-row>
        <table:table-row table:style-name="ro1">
          <table:table-cell table:style-name="ce7" table:number-columns-repeated="8"/>
          <table:table-cell table:style-name="ce15"/>
          <table:table-cell table:style-name="ce7"/>
          <table:table-cell table:style-name="ce17"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/>
          <table:table-cell table:style-name="ce16" office:value-type="string" calcext:value-type="string">
            <text:p>1 if B_Start &lt; Now. Otherwise -1</text:p>
          </table:table-cell>
          <table:table-cell table:number-columns-repeated="101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When –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Start –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ull</text:p>
          </table:table-cell>
          <table:table-cell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Deadline - B_Start</text:p>
          </table:table-cell>
          <table:table-cell table:number-columns-repeated="101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nul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5"/>
          <table:table-cell table:style-name="ce6" office:value-type="string" calcext:value-type="string">
            <text:p>A_Start – B_Start</text:p>
          </table:table-cell>
          <table:table-cell table:number-columns-repeated="1014"/>
        </table:table-row>
        <table:table-row table:style-name="ro1">
          <table:table-cell table:style-name="ce8" table:number-columns-repeated="8"/>
          <table:table-cell/>
          <table:table-cell table:style-name="ce11"/>
          <table:table-cell table:style-name="ce17"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:58:42.75051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00:42:19.842144609</meta:creation-date>
    <dc:date>2015-12-15T02:08:35.921931933</dc:date>
    <meta:editing-duration>PT1H25M35S</meta:editing-duration>
    <meta:editing-cycles>30</meta:editing-cycles>
    <meta:generator>LibreOffice/4.3.3.2$Linux_X86_64 LibreOffice_project/430m0$Build-2</meta:generator>
    <meta:document-statistic meta:table-count="1" meta:cell-count="221" meta:object-count="0"/>
  </office:meta>
</office:document-meta>
</file>